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officeooo:paragraph-rsid="000aaa88" loext:padding="0cm" loext:border="none"/>
    </style:style>
    <style:style style:name="P11" style:family="paragraph" style:parent-style-name="Preformatted_20_Text">
      <style:paragraph-properties fo:margin-top="0cm" fo:margin-bottom="0.499cm" style:contextual-spacing="false"/>
      <style:text-properties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1">
      <style:paragraph-properties fo:margin-left="0cm" fo:margin-right="0cm" fo:text-indent="0cm" style:auto-text-indent="fals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7" style:family="paragraph" style:parent-style-name="Text_20_body" style:list-style-name="L2">
      <style:paragraph-properties fo:margin-left="0cm" fo:margin-right="0cm" fo:text-indent="0cm" style:auto-text-indent="false"/>
    </style:style>
    <style:style style:name="P18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color="#a52a2a" loext:opacity="100%"/>
    </style:style>
    <style:style style:name="T2" style:family="text">
      <style:text-properties fo:color="#0000cd" loext:opacity="100%"/>
    </style:style>
    <style:style style:name="T3" style:family="text">
      <style:text-properties fo:color="#0000cd" loext:opacity="100%" officeooo:rsid="000aaa88"/>
    </style:style>
    <style:style style:name="T4" style:family="text">
      <style:text-properties fo:color="#ff0000" loext:opacity="100%"/>
    </style:style>
    <style:style style:name="T5" style:family="text">
      <style:text-properties loext:padding="0cm" loext:border="none"/>
    </style:style>
    <style:style style:name="T6" style:family="text">
      <style:text-properties fo:color="#000000" loext:opacity="100%"/>
    </style:style>
    <style:style style:name="T7" style:family="text">
      <style:text-properties officeooo:rsid="000aaa88"/>
    </style:style>
    <style:style style:name="T8" style:family="text">
      <style:text-properties fo:font-weight="normal" officeooo:rsid="000aaa88" style:font-weight-asian="normal" style:font-weight-complex="normal" loext:padding="0cm" loext:border="none"/>
    </style:style>
    <style:style style:name="T9" style:family="text">
      <style:text-properties fo:font-weight="normal" style:font-weight-asian="normal" style:font-weight-complex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css/exercise.asp?filename=exercise_howto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ómo agregar CSS</text:h>
      <text:p text:style-name="Horizontal_20_Line"/>
      <text:p text:style-name="P4">Cuando un navegador lee una hoja de estilo, formateará el documento HTML de acuerdo con la información de la hoja de estilo.</text:p>
      <text:p text:style-name="Horizontal_20_Line"/>
      <text:h text:style-name="P2" text:outline-level="2">Tres formas de insertar CSS</text:h>
      <text:p text:style-name="P4">Hay tres formas de insertar una hoja de estilo:</text:p>
      <text:list text:style-name="L1">
        <text:list-item>
          <text:p text:style-name="P14">CSS externo</text:p>
        </text:list-item>
        <text:list-item>
          <text:p text:style-name="P14">CSS interno</text:p>
        </text:list-item>
        <text:list-item>
          <text:p text:style-name="P15">CSS en línea</text:p>
        </text:list-item>
      </text:list>
      <text:p text:style-name="Horizontal_20_Line"/>
      <text:h text:style-name="P2" text:outline-level="2">CSS externo</text:h>
      <text:p text:style-name="P4">Con una hoja de estilo externa, puedes cambiar el aspecto de un sitio web completo cambiando solo un archivo.</text:p>
      <text:p text:style-name="P4">Cada página HTML debe incluir una referencia al archivo de hoja de estilo externo dentro del elemento &lt;link&gt;, dentro de la sección head.</text:p>
      <text:h text:style-name="P5" text:outline-level="3">Ejemplo</text:h>
      <text:p text:style-name="P8">Los estilos externos se definen dentro del elemento &lt;link&gt;, dentro de la sección &lt;head&gt; de una página HTML:</text:p>
      <text:p text:style-name="P12"><text:span text:style-name="T2">&lt;</text:span><text:span text:style-name="T1">!DOCTYPE</text:span><text:span text:style-name="T4"> html</text:span><text:span text:style-name="T2">&gt;</text:span><text:line-break/><text:span text:style-name="T2">&lt;</text:span><text:span text:style-name="T1">html</text:span><text:span text:style-name="T2">&gt;</text:span><text:line-break/><text:span text:style-name="T2">&lt;</text:span><text:span text:style-name="T1">head</text:span><text:span text:style-name="T2">&gt;</text:span><text:line-break/><text:span text:style-name="T2">&lt;</text:span><text:span text:style-name="T1">link</text:span><text:span text:style-name="T4"> rel</text:span><text:span text:style-name="T2">="stylesheet"</text:span><text:span text:style-name="T4"> href</text:span><text:span text:style-name="T2">="mystyle.css"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line-break/><text:span text:style-name="T2">&lt;</text:span><text:span text:style-name="T1">h1</text:span><text:span text:style-name="T2">&gt;</text:span>This is a heading<text:span text:style-name="T2">&lt;</text:span><text:span text:style-name="T1">/h1</text:span><text:span text:style-name="T2">&gt;</text:span><text:line-break/><text:span text:style-name="T2">&lt;</text:span><text:span text:style-name="T1">p</text:span><text:span text:style-name="T2">&gt;</text:span>This is a paragraph.<text:span text:style-name="T2">&lt;</text:span><text:span text:style-name="T1">/p</text:span><text:span text:style-name="T2">&gt;</text:span><text:line-break/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</text:p>
      <text:p text:style-name="P8"><text:s/></text:p>
      <text:p text:style-name="P4">Una hoja de estilo externa se puede escribir en cualquier editor de texto y debe guardarse con una extensión .css.</text:p>
      <text:p text:style-name="P4">El archivo .css externo no debe contener etiquetas HTML.</text:p>
      <text:p text:style-name="P4"><text:soft-page-break/>Así es como se ve el archivo "mystyle.css":</text:p>
      <text:h text:style-name="P10" text:outline-level="3">"mystyle .css"</text:h>
      <text:p text:style-name="P13">body <text:span text:style-name="T6">{</text:span><text:span text:style-name="T4"><text:line-break/>  background-color</text:span><text:span text:style-name="T6">:</text:span><text:span text:style-name="T2"> lightblue</text:span><text:span text:style-name="T6">;</text:span><text:span text:style-name="T4"><text:line-break/></text:span><text:span text:style-name="T6">}</text:span><text:line-break/><text:line-break/>h1 <text:span text:style-name="T6">{</text:span><text:span text:style-name="T4"><text:line-break/>  color</text:span><text:span text:style-name="T6">:</text:span><text:span text:style-name="T2"> navy</text:span><text:span text:style-name="T6">;</text:span><text:span text:style-name="T4"><text:line-break/>  margin-left</text:span><text:span text:style-name="T6">:</text:span><text:span text:style-name="T2"> 20px</text:span><text:span text:style-name="T6">;</text:span><text:span text:style-name="T4"><text:line-break/></text:span><text:span text:style-name="T6">}</text:span></text:p>
      <text:p text:style-name="P4"><text:span text:style-name="Strong_20_Emphasis"><text:span text:style-name="T5">Nota: </text:span></text:span><text:span text:style-name="T5">No agregue un espacio entre el valor de la propiedad (20) y la unidad (px):<text:line-break/>Incorrecto (espacio): </text:span><text:span text:style-name="Source_20_Text"><text:span text:style-name="T5">margin-left: 20 px;</text:span></text:span><text:span text:style-name="T5"><text:line-break/>Correcto (sin espacio):</text:span><text:span text:style-name="Source_20_Text"><text:span text:style-name="T5">margin-left: 20px;</text:span></text:span></text:p>
      <text:p text:style-name="Horizontal_20_Line"/>
      <text:h text:style-name="P2" text:outline-level="2">CSS interno</text:h>
      <text:p text:style-name="P4">Se puede utilizar una hoja de estilo interna si una sola página HTML tiene un estilo único.</text:p>
      <text:p text:style-name="P4">El estilo interno se define dentro del elemento &lt;style&gt;, dentro de la sección principal.</text:p>
      <text:h text:style-name="P5" text:outline-level="3">Ejemplo</text:h>
      <text:p text:style-name="P8">Los estilos internos se definen dentro del elemento &lt;style&gt;, dentro de la sección &lt;head&gt; de una página HTML:</text:p>
      <text:p text:style-name="P12"><text:span text:style-name="T2">&lt;</text:span><text:span text:style-name="T1">!DOCTYPE</text:span><text:span text:style-name="T4"> html</text:span><text:span text:style-name="T2">&gt;</text:span><text:line-break/><text:span text:style-name="T2">&lt;</text:span><text:span text:style-name="T1">html</text:span><text:span text:style-name="T2">&gt;</text:span><text:line-break/><text:span text:style-name="T2">&lt;</text:span><text:span text:style-name="T1">head</text:span><text:span text:style-name="T2">&gt;</text:span><text:line-break/><text:span text:style-name="T2">&lt;</text:span><text:span text:style-name="T1">style</text:span><text:span text:style-name="T2">&gt;</text:span><text:span text:style-name="T1"><text:line-break/>body </text:span><text:span text:style-name="T6">{</text:span><text:span text:style-name="T4"><text:line-break/>  background-color</text:span><text:span text:style-name="T6">:</text:span><text:span text:style-name="T3">blue</text:span><text:span text:style-name="T6">;</text:span><text:span text:style-name="T4"><text:line-break/></text:span><text:span text:style-name="T6">}</text:span><text:span text:style-name="T1"><text:line-break/><text:line-break/>h1 </text:span><text:span text:style-name="T6">{</text:span><text:span text:style-name="T4"><text:line-break/>  color</text:span><text:span text:style-name="T6">:</text:span><text:span text:style-name="T2"> maroon</text:span><text:span text:style-name="T6">;</text:span><text:span text:style-name="T4"><text:line-break/>  margin-left</text:span><text:span text:style-name="T6">:</text:span><text:span text:style-name="T2"> 40px</text:span><text:span text:style-name="T6">;</text:span><text:span text:style-name="T4"><text:line-break/></text:span><text:span text:style-name="T6">}</text:span><text:span text:style-name="T1"><text:line-break/></text:span><text:span text:style-name="T2">&lt;</text:span><text:span text:style-name="T1">/style</text:span><text:span text:style-name="T2">&gt;</text:span><text:line-break/><text:span text:style-name="T2">&lt;</text:span><text:span text:style-name="T1">/head</text:span><text:span text:style-name="T2">&gt;</text:span><text:line-break/><text:span text:style-name="T2">&lt;</text:span><text:span text:style-name="T1">body</text:span><text:span text:style-name="T2">&gt;</text:span><text:line-break/><text:line-break/><text:span text:style-name="T2">&lt;</text:span><text:span text:style-name="T1">h1</text:span><text:span text:style-name="T2">&gt;</text:span>This is a heading<text:span text:style-name="T2">&lt;</text:span><text:span text:style-name="T1">/h1</text:span><text:span text:style-name="T2">&gt;</text:span><text:line-break/><text:span text:style-name="T2">&lt;</text:span><text:span text:style-name="T1">p</text:span><text:span text:style-name="T2">&gt;</text:span>This is a paragraph.<text:span text:style-name="T2">&lt;</text:span><text:span text:style-name="T1">/p</text:span><text:span text:style-name="T2">&gt;</text:span><text:line-break/><text:line-break/><text:soft-pag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</text:p>
      <text:p text:style-name="P9"><text:s/></text:p>
      <text:p text:style-name="Horizontal_20_Line"/>
      <text:h text:style-name="P2" text:outline-level="2">CSS en línea</text:h>
      <text:p text:style-name="P4">Se puede utilizar un estilo en línea para aplicar un estilo único a un solo elemento.</text:p>
      <text:p text:style-name="P4">Para usar estilos en línea, agregue el atributo de estilo al elemento relevante. El atributo de estilo puede contener cualquier propiedad CSS.</text:p>
      <text:h text:style-name="P5" text:outline-level="3">Ejemplo</text:h>
      <text:p text:style-name="P8">Los estilos en línea se definen dentro del atributo "estilo" del elemento relevante:</text:p>
      <text:p text:style-name="P12"><text:span text:style-name="T2">&lt;</text:span><text:span text:style-name="T1">!DOCTYPE</text:span><text:span text:style-name="T4"> html</text:span><text:span text:style-name="T2">&gt;</text:span><text:line-break/><text:span text:style-name="T2">&lt;</text:span><text:span text:style-name="T1">html</text:span><text:span text:style-name="T2">&gt;</text:span><text:line-break/><text:span text:style-name="T2">&lt;</text:span><text:span text:style-name="T1">body</text:span><text:span text:style-name="T2">&gt;</text:span><text:line-break/><text:line-break/><text:span text:style-name="T2">&lt;</text:span><text:span text:style-name="T1">h1</text:span><text:span text:style-name="T4"> style</text:span><text:span text:style-name="T2">="color:blue;text-align:center;"&gt;</text:span>This is a heading<text:span text:style-name="T2">&lt;</text:span><text:span text:style-name="T1">/h1</text:span><text:span text:style-name="T2">&gt;</text:span><text:line-break/><text:span text:style-name="T2">&lt;</text:span><text:span text:style-name="T1">p</text:span><text:span text:style-name="T4"> style</text:span><text:span text:style-name="T2">="color:red;"&gt;</text:span>This is a paragraph.<text:span text:style-name="T2">&lt;</text:span><text:span text:style-name="T1">/p</text:span><text:span text:style-name="T2">&gt;</text:span><text:line-break/><text:line-break/><text:span text:style-name="T2">&lt;</text:span><text:span text:style-name="T1">/body</text:span><text:span text:style-name="T2">&gt;</text:span><text:line-break/><text:span text:style-name="T2">&lt;</text:span><text:span text:style-name="T1">/html</text:span><text:span text:style-name="T2">&gt;</text:span></text:p>
      <text:p text:style-name="P8"><text:s/></text:p>
      <text:p text:style-name="P4"><text:span text:style-name="Strong_20_Emphasis"><text:span text:style-name="T5">Consejo:</text:span></text:span><text:span text:style-name="T5"> un estilo en línea pierde muchas de las ventajas de una hoja de estilo (al mezclar contenido con presentación). Utilice este método con moderación.</text:span></text:p>
      <text:p text:style-name="Horizontal_20_Line"/>
      <text:h text:style-name="P2" text:outline-level="2">Múltiples hojas de estilo</text:h>
      <text:p text:style-name="P4">Si se han definido algunas propiedades para el mismo selector (elemento) en diferentes hojas de estilo, se utilizará el valor de la última hoja de estilo leída. </text:p>
      <text:p text:style-name="P4"><text:span text:style-name="T5">Supongamos que una </text:span><text:span text:style-name="Strong_20_Emphasis"><text:span text:style-name="T5">hoja de estilo externa </text:span></text:span><text:span text:style-name="Strong_20_Emphasis"><text:span text:style-name="T8">t</text:span></text:span><text:span text:style-name="T9">i</text:span><text:span text:style-name="T5">ene el siguiente estilo para el elemento &lt;h1&gt;:</text:span></text:p>
      <text:p text:style-name="P13">h1 <text:span text:style-name="T6">{</text:span><text:span text:style-name="T4"><text:line-break/>  color</text:span><text:span text:style-name="T6">:</text:span><text:span text:style-name="T2"> navy</text:span><text:span text:style-name="T6">;</text:span><text:span text:style-name="T4"><text:line-break/></text:span><text:span text:style-name="T6">}</text:span></text:p>
      <text:p text:style-name="P4"><text:span text:style-name="T5">Luego, supongamos que una </text:span><text:span text:style-name="Strong_20_Emphasis"><text:span text:style-name="T5">hoja de estilo interna </text:span></text:span><text:span text:style-name="T5">también tiene el siguiente estilo para el elemento &lt;h1&gt;:</text:span></text:p>
      <text:p text:style-name="P13">h1 <text:span text:style-name="T6">{</text:span><text:span text:style-name="T4"><text:line-break/>  color</text:span><text:span text:style-name="T6">:</text:span><text:span text:style-name="T2"> orange</text:span><text:span text:style-name="T6">;</text:span><text:span text:style-name="T4">   <text:line-break/></text:span><text:span text:style-name="T6">}</text:span></text:p>
      <text:h text:style-name="P5" text:outline-level="3"><text:soft-page-break/>Ejemplo</text:h>
      <text:p text:style-name="P4"><text:span text:style-name="T5">Si el estilo interno se define </text:span><text:span text:style-name="Strong_20_Emphasis"><text:span text:style-name="T5">después </text:span></text:span><text:span text:style-name="T5">del enlace a la hoja de estilo externa, los elementos &lt;h1&gt; serán "naranja":</text:span></text:p>
      <text:p text:style-name="P12"><text:span text:style-name="T2">&lt;</text:span><text:span text:style-name="T1">head</text:span><text:span text:style-name="T2">&gt;</text:span><text:line-break/><text:span text:style-name="T2">&lt;</text:span><text:span text:style-name="T1">link</text:span><text:span text:style-name="T4"> rel</text:span><text:span text:style-name="T2">="stylesheet"</text:span><text:span text:style-name="T4"> type</text:span><text:span text:style-name="T2">="text/css"</text:span><text:span text:style-name="T4"> href</text:span><text:span text:style-name="T2">="mystyle.css"&gt;</text:span><text:line-break/><text:span text:style-name="T2">&lt;</text:span><text:span text:style-name="T1">style</text:span><text:span text:style-name="T2">&gt;</text:span><text:span text:style-name="T1"><text:line-break/>h1 </text:span><text:span text:style-name="T6">{</text:span><text:span text:style-name="T4"><text:line-break/>  color</text:span><text:span text:style-name="T6">:</text:span><text:span text:style-name="T2"> orange</text:span><text:span text:style-name="T6">;</text:span><text:span text:style-name="T4"><text:line-break/></text:span><text:span text:style-name="T6">}</text:span><text:span text:style-name="T1"><text:line-break/></text:span><text:span text:style-name="T2">&lt;</text:span><text:span text:style-name="T1">/style</text:span><text:span text:style-name="T2">&gt;</text:span><text:line-break/><text:span text:style-name="T2">&lt;</text:span><text:span text:style-name="T1">/head</text:span><text:span text:style-name="T2">&gt;</text:span></text:p>
      <text:p text:style-name="P8"><text:s/></text:p>
      <text:h text:style-name="P5" text:outline-level="3">Ejemplo</text:h>
      <text:p text:style-name="P4"><text:span text:style-name="T5">Sin embargo, si el estilo interno se define </text:span><text:span text:style-name="Strong_20_Emphasis"><text:span text:style-name="T5">antes </text:span></text:span><text:span text:style-name="T5">del enlace a la hoja de estilo externa, los elementos &lt;h1&gt; serán "azul marino": </text:span></text:p>
      <text:p text:style-name="P12"><text:span text:style-name="T2">&lt;</text:span><text:span text:style-name="T1">head</text:span><text:span text:style-name="T2">&gt;</text:span><text:line-break/><text:span text:style-name="T2">&lt;</text:span><text:span text:style-name="T1">style</text:span><text:span text:style-name="T2">&gt;</text:span><text:span text:style-name="T1"><text:line-break/>h1 </text:span><text:span text:style-name="T6">{</text:span><text:span text:style-name="T4"><text:line-break/>  color</text:span><text:span text:style-name="T6">:</text:span><text:span text:style-name="T2"> orange</text:span><text:span text:style-name="T6">;</text:span><text:span text:style-name="T4"><text:line-break/></text:span><text:span text:style-name="T6">}</text:span><text:span text:style-name="T1"><text:line-break/></text:span><text:span text:style-name="T2">&lt;</text:span><text:span text:style-name="T1">/style</text:span><text:span text:style-name="T2">&gt;</text:span><text:line-break/><text:span text:style-name="T2">&lt;</text:span><text:span text:style-name="T1">link</text:span><text:span text:style-name="T4"> rel</text:span><text:span text:style-name="T2">="stylesheet"</text:span><text:span text:style-name="T4"> type</text:span><text:span text:style-name="T2">="text/css"</text:span><text:span text:style-name="T4"> href</text:span><text:span text:style-name="T2">="mystyle.css"&gt;</text:span><text:line-break/><text:span text:style-name="T2">&lt;</text:span><text:span text:style-name="T1">/head</text:span><text:span text:style-name="T2">&gt;</text:span></text:p>
      <text:p text:style-name="P9"><text:s/></text:p>
      <text:p text:style-name="Horizontal_20_Line"/>
      <text:h text:style-name="P2" text:outline-level="2">Orden en cascada</text:h>
      <text:p text:style-name="P4">¿Qué estilo se utilizará cuando se especifique más de un estilo para un elemento HTML?</text:p>
      <text:p text:style-name="P4"><text:span text:style-name="T7">R</text:span>eglas <text:span text:style-name="T7">de estilo</text:span>, donde el número uno tiene la máxima prioridad:</text:p>
      <text:list text:style-name="L2">
        <text:list-item>
          <text:p text:style-name="P16">Estilo en línea (dentro de un elemento HTML)</text:p>
        </text:list-item>
        <text:list-item>
          <text:p text:style-name="P16">Hojas de estilo externas e internas (en la sección principal)</text:p>
        </text:list-item>
        <text:list-item>
          <text:p text:style-name="P17">Navegador predeterminado</text:p>
        </text:list-item>
      </text:list>
      <text:p text:style-name="P4">Por lo tanto, un estilo en línea tiene la máxima prioridad y anulará los estilos externos e internos y los valores predeterminados del navegador.</text:p>
      <text:p text:style-name="Horizontal_20_Line"/>
      <text:h text:style-name="P6" text:outline-level="2">Ejercicio:</text:h>
      <text:p text:style-name="P8">Agregue una hoja de estilo externa con la URL: "mystyle.css".</text:p>
      <text:p text:style-name="P8"/>
      <text:p text:style-name="P7"><text:soft-page-break/>&lt;<text:span text:style-name="T7">head</text:span>&gt;</text:p>
      <text:p text:style-name="P7"><draw:control text:anchor-type="as-char" draw:z-index="0" draw:name="Forma1" draw:style-name="gr1" draw:text-style-name="P18" svg:width="11.272cm" svg:height="0.662cm" draw:control="control1"/></text:p>
      <text:p text:style-name="P7">&lt;/<text:span text:style-name="T7">head</text:span>&gt;</text:p>
      <text:p text:style-name="P3"/>
      <text:p text:style-name="P7">&lt;<text:span text:style-name="T7">body</text:span>&gt;</text:p>
      <text:p text:style-name="P7"><text:s text:c="2"/>&lt;h1&gt;Este es un encabezado&lt;/h1&gt;</text:p>
      <text:p text:style-name="P7"><text:s text:c="2"/>&lt;p&gt;Este es un párrafo&lt;/p&gt;</text:p>
      <text:p text:style-name="P7"><text:s text:c="2"/>&lt;p&gt;Este es un párrafo&lt;/p&gt;</text:p>
      <text:p text:style-name="P11">&lt;/<text:span text:style-name="T7">body</text:span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7:50:50.618000000</meta:creation-date>
    <dc:date>2024-03-05T18:25:46.641000000</dc:date>
    <meta:editing-duration>PT5M3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5" meta:paragraph-count="66" meta:word-count="631" meta:character-count="3968" meta:non-whitespace-character-count="3359"/>
  </office:meta>
</office:document-meta>
</file>